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1.4854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1.8681in"/>
    </style:style>
    <style:style style:name="co6" style:family="table-column">
      <style:table-column-properties fo:break-before="auto" style:column-width="2.741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138in solid #000000" fo:background-color="#ffd320" style:text-align-source="fix" style:repeat-content="false" fo:border-left="0.0071in solid #000000" fo:border-right="none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38in solid #000000" fo:border-left="0.0071in solid #000000" fo:border-right="0.0138in solid #000000" fo:border-top="0.0138in solid #000000"/>
    </style:style>
    <style:style style:name="ce3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4" style:family="table-cell" style:parent-style-name="Default">
      <style:table-cell-properties fo:border-bottom="0.0138in solid #000000" fo:background-color="#ffd320" style:text-align-source="fix" style:repeat-content="false" fo:border-left="none" fo:border-right="none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138in solid #000000"/>
    </style:style>
    <style:style style:name="ce6" style:family="table-cell" style:parent-style-name="Default">
      <style:table-cell-properties fo:border-bottom="0.0071in solid #000000" fo:border-left="0.0138in solid #000000" fo:border-right="0.0138in solid #000000" fo:border-top="0.0138in solid #000000"/>
    </style:style>
    <style:style style:name="ce7" style:family="table-cell" style:parent-style-name="Default" style:data-style-name="N100">
      <style:table-cell-properties fo:border="0.0138in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138in solid #000000" fo:background-color="#ffd320" style:text-align-source="fix" style:repeat-content="false" fo:border-left="none" fo:border-right="0.0071in solid #000000" fo:border-top="0.0071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138in solid #000000" fo:border-left="0.0138in solid #000000" fo:border-right="0.0071in solid #000000" fo:border-top="0.0138in solid #000000"/>
    </style:style>
    <style:style style:name="ce11" style:family="table-cell" style:parent-style-name="Default">
      <style:table-cell-properties fo:border-bottom="0.0071in solid #000000" fo:border-left="0.0138in solid #000000" fo:border-right="0.0071in solid #000000" fo:border-top="0.0138in solid #0000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0"/>
        <table:table-row table:style-name="ro1">
          <table:table-cell table:style-name="ce1" office:value-type="string">
            <text:p>Firstname</text:p>
          </table:table-cell>
          <table:table-cell table:style-name="ce4" office:value-type="string">
            <text:p>Lastname</text:p>
          </table:table-cell>
          <table:table-cell table:style-name="ce4" office:value-type="string">
            <text:p>Company</text:p>
          </table:table-cell>
          <table:table-cell table:style-name="ce4" office:value-type="string">
            <text:p>Tel</text:p>
          </table:table-cell>
          <table:table-cell table:style-name="ce4" office:value-type="string">
            <text:p>Mobile</text:p>
          </table:table-cell>
          <table:table-cell table:style-name="ce9" office:value-type="string">
            <text:p>Email</text:p>
          </table:table-cell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Gérard</text:p>
          </table:table-cell>
          <table:table-cell office:value-type="string">
            <text:p>CEA LIST</text:p>
          </table:table-cell>
          <table:table-cell table:style-name="ce7" office:value-type="string">
            <text:p>+33 (0)1 69 08 58 24</text:p>
          </table:table-cell>
          <table:table-cell/>
          <table:table-cell office:value-type="string">
            <text:p><text:a xlink:href="mailto:sebastien.gerard@cea.fr">sebastien.gerard@cea.fr</text:a></text:p>
          </table:table-cell>
        </table:table-row>
        <table:table-row table:style-name="ro1">
          <table:table-cell office:value-type="string">
            <text:p>Chokri</text:p>
          </table:table-cell>
          <table:table-cell office:value-type="string">
            <text:p>Mraidha</text:p>
          </table:table-cell>
          <table:table-cell office:value-type="string">
            <text:p>CEA LIST</text:p>
          </table:table-cell>
          <table:table-cell office:value-type="string">
            <text:p>33 (0)1 69 08 48 89</text:p>
          </table:table-cell>
          <table:table-cell/>
          <table:table-cell office:value-type="string">
            <text:p><text:a xlink:href="mailto:chokri.mraidha@cea.fr">chokri.mraidha@cea.fr</text:a></text:p>
          </table:table-cell>
        </table:table-row>
        <table:table-row table:style-name="ro1">
          <table:table-cell office:value-type="string">
            <text:p>Jérôme</text:p>
          </table:table-cell>
          <table:table-cell office:value-type="string">
            <text:p>Benois</text:p>
          </table:table-cell>
          <table:table-cell office:value-type="string">
            <text:p>Obeo</text:p>
          </table:table-cell>
          <table:table-cell table:style-name="ce7" office:value-type="string">
            <text:p>+33 (0)9 51 66 50 44 </text:p>
          </table:table-cell>
          <table:table-cell table:style-name="ce7" office:value-type="string">
            <text:p>+33 (0)6 24 51 35 53</text:p>
          </table:table-cell>
          <table:table-cell office:value-type="string">
            <text:p><text:a xlink:href="mailto:jerome.benois@obeo.fr">jerome.benois@obeo.fr</text:a></text:p>
          </table:table-cell>
        </table:table-row>
        <table:table-row table:style-name="ro1">
          <table:table-cell office:value-type="string">
            <text:p>Thibault</text:p>
          </table:table-cell>
          <table:table-cell office:value-type="string">
            <text:p>Landré</text:p>
          </table:table-cell>
          <table:table-cell office:value-type="string">
            <text:p>Atos Origin</text:p>
          </table:table-cell>
          <table:table-cell office:value-type="string">
            <text:p>+33 (0)5.34.36.34.49</text:p>
          </table:table-cell>
          <table:table-cell/>
          <table:table-cell office:value-type="string">
            <text:p><text:a xlink:href="mailto:thibault.landre@atosorigin.com">thibault.landre@atosorigin.com</text:a></text:p>
          </table:table-cell>
        </table:table-row>
        <table:table-row table:style-name="ro1">
          <table:table-cell office:value-type="string">
            <text:p>Emilien</text:p>
          </table:table-cell>
          <table:table-cell office:value-type="string">
            <text:p>Perico</text:p>
          </table:table-cell>
          <table:table-cell office:value-type="string">
            <text:p>Atos Origin</text:p>
          </table:table-cell>
          <table:table-cell office:value-type="string">
            <text:p>+33 (0)5.34.36.34.49</text:p>
          </table:table-cell>
          <table:table-cell/>
          <table:table-cell office:value-type="string">
            <text:p><text:a xlink:href="mailto:emilien.perico@atosorigin.com">emilien.perico@atosorigin.com</text:a></text:p>
          </table:table-cell>
        </table:table-row>
        <table:table-row table:style-name="ro1">
          <table:table-cell office:value-type="string">
            <text:p>Raphaël </text:p>
          </table:table-cell>
          <table:table-cell office:value-type="string">
            <text:p>Faudou</text:p>
          </table:table-cell>
          <table:table-cell office:value-type="string">
            <text:p>Atos Origin</text:p>
          </table:table-cell>
          <table:table-cell office:value-type="string">
            <text:p>+33 (0)5.34.36.32.89</text:p>
          </table:table-cell>
          <table:table-cell/>
          <table:table-cell office:value-type="string">
            <text:p><text:a xlink:href="mailto:raphael.faudou@atosorigin.com">raphael.faudou@atosorigin.com</text:a></text:p>
          </table:table-cell>
        </table:table-row>
        <table:table-row table:style-name="ro1">
          <table:table-cell office:value-type="string">
            <text:p>Javier</text:p>
          </table:table-cell>
          <table:table-cell office:value-type="string">
            <text:p>Cano</text:p>
          </table:table-cell>
          <table:table-cell office:value-type="string">
            <text:p>Prodevelop</text:p>
          </table:table-cell>
          <table:table-cell table:style-name="ce8" office:value-type="string">
            <text:p>+34 96 3510612</text:p>
          </table:table-cell>
          <table:table-cell/>
          <table:table-cell office:value-type="string">
            <text:p><text:a xlink:href="mailto:fjcano@prodevelop.es">fjcano@prodevelop.es</text:a></text:p>
          </table:table-cell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style-name="ce3"/>
          <table:table-cell table:style-name="ce6" table:number-columns-repeated="4"/>
          <table:table-cell table:style-name="ce11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5">10/15/2009</text:date>, <text:time>10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ébastien Gérard</meta:initial-creator>
    <meta:creation-date>2009-04-06T10:06:25</meta:creation-date>
    <dc:date>2009-10-15T10:14:23</dc:date>
    <dc:language>fr-FR</dc:language>
    <meta:editing-cycles>8</meta:editing-cycles>
    <meta:editing-duration>PT00H17M17S</meta:editing-duration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